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P3" style:parent-style-name="Heading3" style:family="paragraph">
      <style:text-properties style:font-name="Calibri" style:font-name-complex="Calibri" fo:font-size="12pt" style:font-size-asian="12pt" style:font-size-complex="12pt" fo:language="en" fo:country="US"/>
    </style:style>
    <style:style style:name="P4" style:parent-style-name="Default" style:family="paragraph">
      <style:text-properties fo:language="en" fo:country="US"/>
    </style:style>
    <style:style style:name="P5" style:parent-style-name="Default" style:family="paragraph">
      <style:paragraph-properties fo:margin-bottom="0.0152in"/>
      <style:text-properties fo:language="en" fo:country="US"/>
    </style:style>
    <style:style style:name="P6" style:parent-style-name="Default" style:family="paragraph">
      <style:text-properties fo:language="en" fo:country="US"/>
    </style:style>
    <style:style style:name="P7" style:parent-style-name="Default" style:family="paragraph">
      <style:paragraph-properties fo:margin-bottom="0.0118in"/>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size="11.5pt" style:font-size-asian="11.5pt" style:font-size-complex="11.5pt" fo:language="en" fo:country="US"/>
    </style:style>
    <style:style style:name="T12" style:parent-style-name="DefaultParagraphFont" style:family="text">
      <style:text-properties style:font-name="Courier New" style:font-name-complex="Courier New" fo:font-size="10pt" style:font-size-asian="10pt" style:font-size-complex="10pt" fo:language="en" fo:country="US"/>
    </style:style>
    <style:style style:name="T13" style:parent-style-name="DefaultParagraphFont" style:family="text">
      <style:text-properties fo:font-size="11.5pt" style:font-size-asian="11.5pt" style:font-size-complex="11.5pt" fo:language="en" fo:country="US"/>
    </style:style>
    <style:style style:name="P14" style:parent-style-name="Default" style:family="paragraph">
      <style:paragraph-properties fo:margin-bottom="0.0118in"/>
    </style:style>
    <style:style style:name="T15" style:parent-style-name="DefaultParagraphFont" style:family="text">
      <style:text-properties fo:language="en" fo:country="US"/>
    </style:style>
    <style:style style:name="T16" style:parent-style-name="DefaultParagraphFont" style:family="text">
      <style:text-properties fo:font-size="11.5pt" style:font-size-asian="11.5pt" style:font-size-complex="11.5pt" fo:language="en" fo:country="US"/>
    </style:style>
    <style:style style:name="T17" style:parent-style-name="DefaultParagraphFont" style:family="text">
      <style:text-properties fo:font-size="11.5pt" style:font-size-asian="11.5pt" style:font-size-complex="11.5pt" fo:language="en" fo:country="US"/>
    </style:style>
    <style:style style:name="T18" style:parent-style-name="DefaultParagraphFont" style:family="text">
      <style:text-properties style:font-name="Courier New" style:font-name-complex="Courier New" fo:font-size="10pt" style:font-size-asian="10pt" style:font-size-complex="10pt" fo:language="en" fo:country="US"/>
    </style:style>
    <style:style style:name="T19" style:parent-style-name="DefaultParagraphFont" style:family="text">
      <style:text-properties fo:font-size="11.5pt" style:font-size-asian="11.5pt" style:font-size-complex="11.5pt" fo:language="en" fo:country="US"/>
    </style:style>
    <style:style style:name="P20" style:parent-style-name="Default" style:family="paragraph"/>
    <style:style style:name="T21" style:parent-style-name="DefaultParagraphFont" style:family="text">
      <style:text-properties fo:language="en" fo:country="US"/>
    </style:style>
    <style:style style:name="T22" style:parent-style-name="DefaultParagraphFont" style:family="text">
      <style:text-properties fo:font-size="11.5pt" style:font-size-asian="11.5pt" style:font-size-complex="11.5pt" fo:language="en" fo:country="US"/>
    </style:style>
    <style:style style:name="T23" style:parent-style-name="DefaultParagraphFont" style:family="text">
      <style:text-properties fo:font-size="11.5pt" style:font-size-asian="11.5pt" style:font-size-complex="11.5pt" fo:language="en" fo:country="US"/>
    </style:style>
    <style:style style:name="T24" style:parent-style-name="DefaultParagraphFont" style:family="text">
      <style:text-properties style:font-name="Courier New" style:font-name-complex="Courier New" fo:font-size="10pt" style:font-size-asian="10pt" style:font-size-complex="10pt" fo:language="en" fo:country="US"/>
    </style:style>
    <style:style style:name="T25" style:parent-style-name="DefaultParagraphFont" style:family="text">
      <style:text-properties fo:font-size="11.5pt" style:font-size-asian="11.5pt" style:font-size-complex="11.5pt" fo:language="en" fo:country="US"/>
    </style:style>
    <style:style style:name="P26" style:parent-style-name="Default" style:family="paragraph">
      <style:text-properties fo:font-size="11.5pt" style:font-size-asian="11.5pt" style:font-size-complex="11.5pt" fo:language="en" fo:country="US"/>
    </style:style>
    <style:style style:name="P27" style:parent-style-name="Default" style:family="paragraph">
      <style:text-properties fo:language="en" fo:country="US"/>
    </style:style>
    <style:style style:name="P28" style:parent-style-name="Default" style:family="paragraph"/>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style:font-name="Courier New" style:font-name-complex="Courier New" fo:font-size="10pt" style:font-size-asian="10pt" style:font-size-complex="10pt" fo:language="en" fo:country="US"/>
    </style:style>
    <style:style style:name="T33" style:parent-style-name="DefaultParagraphFont" style:family="text">
      <style:text-properties fo:language="en" fo:country="US"/>
    </style:style>
    <style:style style:name="P34" style:parent-style-name="Default" style:family="paragraph"/>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style:font-name="Courier New" style:font-name-complex="Courier New" fo:font-size="10pt" style:font-size-asian="10pt" style:font-size-complex="10pt" fo:language="en" fo:country="US"/>
    </style:style>
    <style:style style:name="T39" style:parent-style-name="DefaultParagraphFont" style:family="text">
      <style:text-properties fo:language="en" fo:country="US"/>
    </style:style>
    <style:style style:name="P40" style:parent-style-name="Heading3" style:family="paragraph">
      <style:text-properties fo:language="en" fo:country="US"/>
    </style:style>
    <style:style style:name="P41" style:parent-style-name="Default" style:family="paragraph">
      <style:text-properties fo:font-size="11.5pt" style:font-size-asian="11.5pt" style:font-size-complex="11.5pt" fo:language="en" fo:country="US"/>
    </style:style>
    <style:style style:name="P42" style:parent-style-name="Default" style:family="paragraph">
      <style:paragraph-properties fo:margin-bottom="0.025in"/>
    </style:style>
    <style:style style:name="T43" style:parent-style-name="DefaultParagraphFont" style:family="text">
      <style:text-properties fo:language="en" fo:country="US"/>
    </style:style>
    <style:style style:name="T44" style:parent-style-name="DefaultParagraphFont" style:family="text">
      <style:text-properties style:font-name="Courier New" style:font-name-complex="Courier New" fo:font-size="10pt" style:font-size-asian="10pt" style:font-size-complex="10pt" fo:language="en" fo:country="US"/>
    </style:style>
    <style:style style:name="P45" style:parent-style-name="Default" style:family="paragraph">
      <style:paragraph-properties fo:margin-bottom="0.025in"/>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style:font-name="Courier New" style:font-name-complex="Courier New" fo:font-size="10pt" style:font-size-asian="10pt" style:font-size-complex="10pt" fo:language="en" fo:country="US"/>
    </style:style>
    <style:style style:name="P49" style:parent-style-name="Default" style:family="paragraph">
      <style:paragraph-properties fo:margin-bottom="0.025in"/>
    </style:style>
    <style:style style:name="T50" style:parent-style-name="DefaultParagraphFont" style:family="text">
      <style:text-properties fo:language="en" fo:country="US"/>
    </style:style>
    <style:style style:name="T51" style:parent-style-name="DefaultParagraphFont" style:family="text">
      <style:text-properties style:font-name="Courier New" style:font-name-complex="Courier New" fo:font-size="10pt" style:font-size-asian="10pt" style:font-size-complex="10pt" fo:language="en" fo:country="US"/>
    </style:style>
    <style:style style:name="P52" style:parent-style-name="Default" style:family="paragraph">
      <style:text-properties fo:font-size="11.5pt" style:font-size-asian="11.5pt" style:font-size-complex="11.5pt" fo:language="en" fo:country="US"/>
    </style:style>
    <style:style style:name="P53" style:parent-style-name="Default" style:family="paragraph">
      <style:text-properties fo:language="en" fo:country="US"/>
    </style:style>
    <style:style style:name="P54" style:parent-style-name="Heading2" style:family="paragraph">
      <style:text-properties fo:language="en" fo:country="US"/>
    </style:style>
    <style:style style:name="P55" style:parent-style-name="Heading3" style:family="paragraph">
      <style:text-properties style:font-name="Calibri" style:font-name-complex="Calibri" fo:font-size="12pt" style:font-size-asian="12pt" style:font-size-complex="12pt" fo:language="en" fo:country="US"/>
    </style:style>
    <style:style style:name="P56" style:parent-style-name="ListParagraph" style:family="paragraph">
      <style:paragraph-properties style:text-autospace="none" fo:margin-bottom="0in" fo:line-height="100%"/>
      <style:text-properties style:font-name-complex="Calibri" fo:color="#000000" fo:font-size="12pt" style:font-size-asian="12pt" style:font-size-complex="12pt" fo:language="en" fo:country="US"/>
    </style:style>
    <style:style style:name="P57" style:parent-style-name="ListParagraph" style:family="paragraph">
      <style:paragraph-properties style:text-autospace="none" fo:margin-bottom="0in" fo:line-height="100%"/>
      <style:text-properties style:font-name-complex="Calibri" fo:color="#000000" fo:font-size="12pt" style:font-size-asian="12pt" style:font-size-complex="12pt" fo:language="en" fo:country="US"/>
    </style:style>
    <style:style style:name="P58" style:parent-style-name="Heading3" style:family="paragraph">
      <style:text-properties style:font-name="Calibri" style:font-name-complex="Calibri" fo:font-size="12pt" style:font-size-asian="12pt" style:font-size-complex="12pt" fo:language="en" fo:country="US"/>
    </style:style>
    <style:style style:name="P59" style:parent-style-name="Normal" style:family="paragraph">
      <style:paragraph-properties fo:margin-bottom="0in" fo:line-height="100%"/>
      <style:text-properties fo:font-size="12pt" style:font-size-asian="12pt" style:font-size-complex="12pt" fo:language="en" fo:country="US"/>
    </style:style>
    <style:style style:name="P60" style:parent-style-name="ListParagraph" style:family="paragraph">
      <style:paragraph-properties fo:margin-bottom="0in" fo:line-height="100%"/>
      <style:text-properties fo:font-size="12pt" style:font-size-asian="12pt" style:font-size-complex="12pt" fo:language="en" fo:country="US"/>
    </style:style>
    <style:style style:name="P61" style:parent-style-name="ListParagraph" style:family="paragraph">
      <style:paragraph-properties fo:margin-bottom="0in" fo:line-height="100%"/>
      <style:text-properties fo:font-size="12pt" style:font-size-asian="12pt" style:font-size-complex="12pt" fo:language="en" fo:country="US"/>
    </style:style>
    <style:style style:name="P62" style:parent-style-name="Heading2" style:family="paragraph">
      <style:text-properties fo:language="en" fo:country="US"/>
    </style:style>
    <style:style style:name="P63" style:parent-style-name="Heading3" style:family="paragraph">
      <style:text-properties style:font-name="Calibri" style:font-name-complex="Calibri" fo:font-size="12pt" style:font-size-asian="12pt" style:font-size-complex="12pt" fo:language="en" fo:country="US"/>
    </style:style>
    <style:style style:name="P64" style:parent-style-name="NoSpacing" style:family="paragraph">
      <style:text-properties fo:language="en" fo:country="US"/>
    </style:style>
    <style:style style:name="P65" style:parent-style-name="NoSpacing" style:family="paragraph">
      <style:text-properties fo:language="en" fo:country="US"/>
    </style:style>
    <style:style style:name="P66" style:parent-style-name="Heading3" style:family="paragraph">
      <style:text-properties style:font-name="Calibri" style:font-name-complex="Calibri" fo:font-size="12pt" style:font-size-asian="12pt" style:font-size-complex="12pt" fo:language="en" fo:country="US"/>
    </style:style>
    <style:style style:name="P67" style:parent-style-name="Heading4" style:family="paragraph">
      <style:text-properties fo:language="en" fo:country="US"/>
    </style:style>
    <style:style style:name="P68" style:parent-style-name="NoSpacing" style:family="paragraph">
      <style:text-properties fo:language="en" fo:country="US"/>
    </style:style>
    <style:style style:name="P69" style:parent-style-name="NoSpacing" style:family="paragraph"/>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Hyperlink" style:family="text">
      <style:text-properties fo:language="en" fo:country="US"/>
    </style:style>
    <style:style style:name="T73" style:parent-style-name="Hyperlink" style:family="text">
      <style:text-properties fo:language="en" fo:country="US"/>
    </style:style>
    <style:style style:name="T74" style:parent-style-name="Hyperlink" style:family="text">
      <style:text-properties fo:language="en" fo:country="US"/>
    </style:style>
    <style:style style:name="P75" style:parent-style-name="NoSpacing" style:family="paragraph">
      <style:text-properties fo:language="en" fo:country="US"/>
    </style:style>
    <style:style style:name="P76" style:parent-style-name="NoSpacing" style:family="paragraph">
      <style:text-properties fo:language="en" fo:country="US"/>
    </style:style>
    <style:style style:name="P77" style:parent-style-name="NoSpacing" style:family="paragraph">
      <style:paragraph-properties fo:margin-left="0.9847in">
        <style:tab-stops/>
      </style:paragraph-properties>
      <style:text-properties style:font-name="Courier New" style:font-name-complex="Courier New" fo:font-size="8pt" style:font-size-asian="8pt" style:font-size-complex="8pt" fo:language="en" fo:country="US"/>
    </style:style>
    <style:style style:name="P78"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79"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0"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1"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2"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3"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4"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5" style:parent-style-name="NoSpacing" style:family="paragraph">
      <style:paragraph-properties fo:margin-left="0.9847in" fo:text-indent="-0.2347in">
        <style:tab-stops/>
      </style:paragraph-properties>
      <style:text-properties style:font-name="Courier New" style:font-name-complex="Courier New" fo:font-size="8pt" style:font-size-asian="8pt" style:font-size-complex="8pt" fo:language="en" fo:country="US"/>
    </style:style>
    <style:style style:name="P86" style:parent-style-name="NoSpacing" style:family="paragraph">
      <style:text-properties fo:language="en" fo:country="US"/>
    </style:style>
    <style:style style:name="P87" style:parent-style-name="NoSpacing" style:family="paragraph">
      <style:text-properties fo:language="en" fo:country="US"/>
    </style:style>
    <style:style style:name="P88" style:parent-style-name="NoSpacing" style:family="paragraph">
      <style:text-properties fo:language="en" fo:country="US"/>
    </style:style>
    <style:style style:name="P89" style:parent-style-name="NoSpacing" style:family="paragraph">
      <style:text-properties fo:language="en" fo:country="US"/>
    </style:style>
    <style:style style:name="P90" style:parent-style-name="NoSpacing" style:family="paragraph">
      <style:text-properties style:font-name="Courier New" style:font-name-complex="Courier New" fo:font-size="8pt" style:font-size-asian="8pt" style:font-size-complex="8pt" fo:language="en" fo:country="US"/>
    </style:style>
    <style:style style:name="P91" style:parent-style-name="NoSpacing" style:family="paragraph">
      <style:text-properties style:font-name="Courier New" style:font-name-complex="Courier New" fo:font-size="8pt" style:font-size-asian="8pt" style:font-size-complex="8pt" fo:language="en" fo:country="US"/>
    </style:style>
    <style:style style:name="P92" style:parent-style-name="NoSpacing" style:family="paragraph">
      <style:text-properties style:font-name="Courier New" style:font-name-complex="Courier New" fo:font-size="8pt" style:font-size-asian="8pt" style:font-size-complex="8pt" fo:language="en" fo:country="US"/>
    </style:style>
    <style:style style:name="P93" style:parent-style-name="NoSpacing" style:family="paragraph">
      <style:text-properties style:font-name="Courier New" style:font-name-complex="Courier New" fo:font-size="8pt" style:font-size-asian="8pt" style:font-size-complex="8pt" fo:language="en" fo:country="US"/>
    </style:style>
    <style:style style:name="P94" style:parent-style-name="NoSpacing" style:family="paragraph">
      <style:text-properties style:font-name="Courier New" style:font-name-complex="Courier New" fo:font-size="8pt" style:font-size-asian="8pt" style:font-size-complex="8pt" fo:language="en" fo:country="US"/>
    </style:style>
    <style:style style:name="P95" style:parent-style-name="NoSpacing" style:family="paragraph">
      <style:text-properties style:font-name="Courier New" style:font-name-complex="Courier New" fo:font-size="8pt" style:font-size-asian="8pt" style:font-size-complex="8pt" fo:language="en" fo:country="US"/>
    </style:style>
    <style:style style:name="P96" style:parent-style-name="NoSpacing" style:family="paragraph">
      <style:text-properties style:font-name="Courier New" style:font-name-complex="Courier New" fo:font-size="8pt" style:font-size-asian="8pt" style:font-size-complex="8pt" fo:language="en" fo:country="US"/>
    </style:style>
    <style:style style:name="P97" style:parent-style-name="NoSpacing" style:family="paragraph">
      <style:text-properties style:font-name="Courier New" style:font-name-complex="Courier New" fo:font-size="8pt" style:font-size-asian="8pt" style:font-size-complex="8pt" fo:language="en" fo:country="US"/>
    </style:style>
    <style:style style:name="P98" style:parent-style-name="NoSpacing" style:family="paragraph">
      <style:text-properties style:font-name="Courier New" style:font-name-complex="Courier New" fo:font-size="8pt" style:font-size-asian="8pt" style:font-size-complex="8pt" fo:language="en" fo:country="US"/>
    </style:style>
    <style:style style:name="P99" style:parent-style-name="NoSpacing" style:family="paragraph">
      <style:text-properties style:font-name="Courier New" style:font-name-complex="Courier New" fo:font-size="8pt" style:font-size-asian="8pt" style:font-size-complex="8pt" fo:language="en" fo:country="US"/>
    </style:style>
    <style:style style:name="P100" style:parent-style-name="NoSpacing" style:family="paragraph">
      <style:text-properties style:font-name="Courier New" style:font-name-complex="Courier New" fo:font-size="8pt" style:font-size-asian="8pt" style:font-size-complex="8pt" fo:language="en" fo:country="US"/>
    </style:style>
    <style:style style:name="P101" style:parent-style-name="NoSpacing" style:family="paragraph">
      <style:text-properties style:font-name="Courier New" style:font-name-complex="Courier New" fo:font-size="8pt" style:font-size-asian="8pt" style:font-size-complex="8pt" fo:language="en" fo:country="US"/>
    </style:style>
    <style:style style:name="P102" style:parent-style-name="NoSpacing" style:family="paragraph">
      <style:text-properties style:font-name="Courier New" style:font-name-complex="Courier New" fo:font-size="8pt" style:font-size-asian="8pt" style:font-size-complex="8pt" fo:language="en" fo:country="US"/>
    </style:style>
    <style:style style:name="P103" style:parent-style-name="NoSpacing" style:family="paragraph">
      <style:text-properties style:font-name="Courier New" style:font-name-complex="Courier New" fo:font-size="8pt" style:font-size-asian="8pt" style:font-size-complex="8pt" fo:language="en" fo:country="US"/>
    </style:style>
    <style:style style:name="P104" style:parent-style-name="NoSpacing" style:family="paragraph">
      <style:text-properties style:font-name="Courier New" style:font-name-complex="Courier New" fo:font-size="8pt" style:font-size-asian="8pt" style:font-size-complex="8pt" fo:language="en" fo:country="US"/>
    </style:style>
    <style:style style:name="P105" style:parent-style-name="NoSpacing" style:family="paragraph">
      <style:text-properties style:font-name="Courier New" style:font-name-complex="Courier New" fo:font-size="8pt" style:font-size-asian="8pt" style:font-size-complex="8pt" fo:language="en" fo:country="US"/>
    </style:style>
    <style:style style:name="P106" style:parent-style-name="NoSpacing" style:family="paragraph">
      <style:text-properties style:font-name="Courier New" style:font-name-complex="Courier New" fo:font-size="8pt" style:font-size-asian="8pt" style:font-size-complex="8pt" fo:language="en" fo:country="US"/>
    </style:style>
    <style:style style:name="P107" style:parent-style-name="NoSpacing" style:family="paragraph">
      <style:text-properties style:font-name="Courier New" style:font-name-complex="Courier New" fo:font-size="8pt" style:font-size-asian="8pt" style:font-size-complex="8pt" fo:language="en" fo:country="US"/>
    </style:style>
    <style:style style:name="P108" style:parent-style-name="NoSpacing" style:family="paragraph">
      <style:text-properties style:font-name="Courier New" style:font-name-complex="Courier New" fo:font-size="8pt" style:font-size-asian="8pt" style:font-size-complex="8pt" fo:language="en" fo:country="US"/>
    </style:style>
    <style:style style:name="P109" style:parent-style-name="NoSpacing" style:family="paragraph">
      <style:text-properties style:font-name="Courier New" style:font-name-complex="Courier New" fo:font-size="8pt" style:font-size-asian="8pt" style:font-size-complex="8pt" fo:language="en" fo:country="US"/>
    </style:style>
    <style:style style:name="P110" style:parent-style-name="NoSpacing" style:family="paragraph">
      <style:text-properties style:font-name="Courier New" style:font-name-complex="Courier New" fo:font-size="8pt" style:font-size-asian="8pt" style:font-size-complex="8pt" fo:language="en" fo:country="US"/>
    </style:style>
    <style:style style:name="P111" style:parent-style-name="NoSpacing" style:family="paragraph">
      <style:text-properties style:font-name="Courier New" style:font-name-complex="Courier New" fo:font-size="8pt" style:font-size-asian="8pt" style:font-size-complex="8pt" fo:language="en" fo:country="US"/>
    </style:style>
    <style:style style:name="P112" style:parent-style-name="NoSpacing" style:family="paragraph">
      <style:text-properties style:font-name="Courier New" style:font-name-complex="Courier New" fo:font-size="8pt" style:font-size-asian="8pt" style:font-size-complex="8pt" fo:language="en" fo:country="US"/>
    </style:style>
    <style:style style:name="P113" style:parent-style-name="NoSpacing" style:family="paragraph">
      <style:text-properties style:font-name="Courier New" style:font-name-complex="Courier New" fo:font-size="8pt" style:font-size-asian="8pt" style:font-size-complex="8pt" fo:language="en" fo:country="US"/>
    </style:style>
    <style:style style:name="P114" style:parent-style-name="NoSpacing" style:family="paragraph">
      <style:text-properties style:font-name="Courier New" style:font-name-complex="Courier New" fo:font-size="8pt" style:font-size-asian="8pt" style:font-size-complex="8pt" fo:language="en" fo:country="US"/>
    </style:style>
    <style:style style:name="P115" style:parent-style-name="NoSpacing" style:family="paragraph">
      <style:text-properties fo:language="en" fo:country="US"/>
    </style:style>
    <style:style style:name="P116" style:parent-style-name="NoSpacing" style:family="paragraph">
      <style:text-properties fo:language="en" fo:country="US"/>
    </style:style>
    <style:style style:name="P117" style:parent-style-name="Heading4" style:family="paragraph">
      <style:text-properties fo:language="en" fo:country="US"/>
    </style:style>
    <style:style style:name="P118" style:parent-style-name="Heading5"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Spacing" style:family="paragraph"/>
    <style:style style:name="T122" style:parent-style-name="DefaultParagraphFont" style:family="text">
      <style:text-properties fo:language="en" fo:country="US"/>
    </style:style>
    <style:style style:name="T123" style:parent-style-name="DefaultParagraphFont" style:family="text">
      <style:text-properties fo:font-style="italic" style:font-style-asian="italic" style:font-style-complex="italic" fo:language="en" fo:country="US"/>
    </style:style>
    <style:style style:name="T124" style:parent-style-name="DefaultParagraphFont" style:family="text">
      <style:text-properties fo:font-weight="bold" style:font-weight-asian="bold" style:font-weight-complex="bold" fo:language="en" fo:country="US"/>
    </style:style>
    <style:style style:name="T125" style:parent-style-name="DefaultParagraphFont" style:family="text">
      <style:text-properties fo:language="en" fo:country="US"/>
    </style:style>
    <style:style style:name="P126" style:parent-style-name="NoSpacing" style:family="paragraph"/>
    <style:style style:name="T127" style:parent-style-name="DefaultParagraphFont" style:family="text">
      <style:text-properties fo:language="en" fo:country="US"/>
    </style:style>
    <style:style style:name="T128" style:parent-style-name="DefaultParagraphFont" style:family="text">
      <style:text-properties fo:font-style="italic" style:font-style-asian="italic" style:font-style-complex="italic" fo:language="en" fo:country="US"/>
    </style:style>
    <style:style style:name="T129" style:parent-style-name="DefaultParagraphFont" style:family="text">
      <style:text-properties fo:font-weight="bold" style:font-weight-asian="bold" style:font-weight-complex="bold" fo:language="en" fo:country="US"/>
    </style:style>
    <style:style style:name="T130" style:parent-style-name="DefaultParagraphFont" style:family="text">
      <style:text-properties fo:language="en" fo:country="US"/>
    </style:style>
    <style:style style:name="P131" style:parent-style-name="NoSpacing" style:family="paragraph"/>
    <style:style style:name="T132" style:parent-style-name="DefaultParagraphFont" style:family="text">
      <style:text-properties fo:font-style="italic" style:font-style-asian="italic" style:font-style-complex="italic" fo:language="en" fo:country="US"/>
    </style:style>
    <style:style style:name="T133" style:parent-style-name="DefaultParagraphFont" style:family="text">
      <style:text-properties fo:font-weight="bold" style:font-weight-asian="bold" style:font-weight-complex="bold" fo:font-style="italic" style:font-style-asian="italic" style:font-style-complex="italic" fo:language="en" fo:country="US"/>
    </style:style>
    <style:style style:name="T134" style:parent-style-name="DefaultParagraphFont" style:family="text">
      <style:text-properties fo:font-style="italic" style:font-style-asian="italic" style:font-style-complex="italic" fo:language="en" fo:country="US"/>
    </style:style>
    <style:style style:name="P135" style:parent-style-name="NormalWeb" style:family="paragraph">
      <style:paragraph-properties fo:margin-top="0in" fo:margin-bottom="0in" fo:margin-left="0.25in" fo:background-color="#FCFBFA">
        <style:tab-stops/>
      </style:paragraph-properties>
    </style:style>
    <style:style style:name="T136" style:parent-style-name="DefaultParagraphFont" style:family="text">
      <style:text-properties style:font-name="Lucida Sans Unicode" style:font-name-complex="Lucida Sans Unicode" fo:font-size="8pt" style:font-size-asian="8pt" style:font-size-complex="8pt" fo:language="en" fo:country="US"/>
    </style:style>
    <style:style style:name="T137" style:parent-style-name="Strong" style:family="text">
      <style:text-properties style:font-name="Lucida Sans Unicode" style:font-name-complex="Lucida Sans Unicode" fo:font-size="8pt" style:font-size-asian="8pt" style:font-size-complex="8pt" fo:language="en" fo:country="US"/>
    </style:style>
    <style:style style:name="T138" style:parent-style-name="DefaultParagraphFont" style:family="text">
      <style:text-properties style:font-name="Lucida Sans Unicode" style:font-name-complex="Lucida Sans Unicode" fo:font-size="8pt" style:font-size-asian="8pt" style:font-size-complex="8pt" fo:language="en" fo:country="US"/>
    </style:style>
    <style:style style:name="P139"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40" style:parent-style-name="NormalWeb" style:family="paragraph">
      <style:paragraph-properties fo:margin-top="0in" fo:margin-bottom="0in" fo:margin-left="0.25in" fo:background-color="#FCFBFA">
        <style:tab-stops/>
      </style:paragraph-properties>
    </style:style>
    <style:style style:name="T141" style:parent-style-name="DefaultParagraphFont" style:family="text">
      <style:text-properties style:font-name="Lucida Sans Unicode" style:font-name-complex="Lucida Sans Unicode" fo:font-size="8pt" style:font-size-asian="8pt" style:font-size-complex="8pt" fo:language="en" fo:country="US"/>
    </style:style>
    <style:style style:name="T142" style:parent-style-name="Strong" style:family="text">
      <style:text-properties style:font-name="Lucida Sans Unicode" style:font-name-complex="Lucida Sans Unicode" fo:font-size="8pt" style:font-size-asian="8pt" style:font-size-complex="8pt" fo:language="en" fo:country="US"/>
    </style:style>
    <style:style style:name="T143" style:parent-style-name="DefaultParagraphFont" style:family="text">
      <style:text-properties style:font-name="Lucida Sans Unicode" style:font-name-complex="Lucida Sans Unicode" fo:font-size="8pt" style:font-size-asian="8pt" style:font-size-complex="8pt" fo:language="en" fo:country="US"/>
    </style:style>
    <style:style style:name="P144" style:parent-style-name="NormalWeb" style:family="paragraph">
      <style:paragraph-properties fo:margin-top="0in" fo:margin-bottom="0in" fo:margin-left="0.25in" fo:background-color="#FCFBFA">
        <style:tab-stops/>
      </style:paragraph-properties>
    </style:style>
    <style:style style:name="T145" style:parent-style-name="DefaultParagraphFont" style:family="text">
      <style:text-properties style:font-name="Lucida Sans Unicode" style:font-name-complex="Lucida Sans Unicode" fo:font-size="8pt" style:font-size-asian="8pt" style:font-size-complex="8pt" fo:language="en" fo:country="US"/>
    </style:style>
    <style:style style:name="T146" style:parent-style-name="DefaultParagraphFont" style:family="text">
      <style:text-properties style:font-name="Lucida Sans Unicode" style:font-name-complex="Lucida Sans Unicode" fo:font-size="8pt" style:font-size-asian="8pt" style:font-size-complex="8pt" fo:language="en" fo:country="US"/>
    </style:style>
    <style:style style:name="T147" style:parent-style-name="Strong" style:family="text">
      <style:text-properties style:font-name="Lucida Sans Unicode" style:font-name-complex="Lucida Sans Unicode" fo:font-size="8pt" style:font-size-asian="8pt" style:font-size-complex="8pt" fo:language="en" fo:country="US"/>
    </style:style>
    <style:style style:name="T148" style:parent-style-name="DefaultParagraphFont" style:family="text">
      <style:text-properties style:font-name="Lucida Sans Unicode" style:font-name-complex="Lucida Sans Unicode" fo:font-size="8pt" style:font-size-asian="8pt" style:font-size-complex="8pt" fo:language="en" fo:country="US"/>
    </style:style>
    <style:style style:name="P149" style:parent-style-name="NormalWeb" style:family="paragraph">
      <style:paragraph-properties fo:margin-top="0in" fo:margin-bottom="0in" fo:margin-left="0.25in" fo:background-color="#FCFBFA">
        <style:tab-stops/>
      </style:paragraph-properties>
    </style:style>
    <style:style style:name="T150" style:parent-style-name="DefaultParagraphFont" style:family="text">
      <style:text-properties style:font-name="Lucida Sans Unicode" style:font-name-complex="Lucida Sans Unicode" fo:font-size="8pt" style:font-size-asian="8pt" style:font-size-complex="8pt" fo:language="en" fo:country="US"/>
    </style:style>
    <style:style style:name="T151" style:parent-style-name="Strong" style:family="text">
      <style:text-properties style:font-name="Lucida Sans Unicode" style:font-name-complex="Lucida Sans Unicode" fo:font-size="8pt" style:font-size-asian="8pt" style:font-size-complex="8pt" fo:language="en" fo:country="US"/>
    </style:style>
    <style:style style:name="T152" style:parent-style-name="DefaultParagraphFont" style:family="text">
      <style:text-properties style:font-name="Lucida Sans Unicode" style:font-name-complex="Lucida Sans Unicode" fo:font-size="8pt" style:font-size-asian="8pt" style:font-size-complex="8pt" fo:language="en" fo:country="US"/>
    </style:style>
    <style:style style:name="P153"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4"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5"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6"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7"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8"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59"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0"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1"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2"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3"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4"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5"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6" style:parent-style-name="NormalWeb" style:family="paragraph">
      <style:paragraph-properties fo:margin-top="0in" fo:margin-bottom="0in" fo:margin-left="0.25in" fo:background-color="#FCFBFA">
        <style:tab-stops/>
      </style:paragraph-properties>
    </style:style>
    <style:style style:name="T167" style:parent-style-name="DefaultParagraphFont" style:family="text">
      <style:text-properties style:font-name="Lucida Sans Unicode" style:font-name-complex="Lucida Sans Unicode" fo:font-size="8pt" style:font-size-asian="8pt" style:font-size-complex="8pt" fo:language="en" fo:country="US"/>
    </style:style>
    <style:style style:name="P168"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69"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70" style:parent-style-name="NormalWeb" style:family="paragraph">
      <style:paragraph-properties fo:margin-top="0in" fo:margin-bottom="0in" fo:margin-left="0.25in" fo:background-color="#FCFBFA">
        <style:tab-stops/>
      </style:paragraph-properties>
    </style:style>
    <style:style style:name="T171" style:parent-style-name="DefaultParagraphFont" style:family="text">
      <style:text-properties style:font-name="Lucida Sans Unicode" style:font-name-complex="Lucida Sans Unicode" fo:font-size="8pt" style:font-size-asian="8pt" style:font-size-complex="8pt" fo:language="en" fo:country="US"/>
    </style:style>
    <style:style style:name="T172" style:parent-style-name="apple-converted-space" style:family="text">
      <style:text-properties style:font-name="Lucida Sans Unicode" style:font-name-complex="Lucida Sans Unicode" fo:font-size="8pt" style:font-size-asian="8pt" style:font-size-complex="8pt" fo:language="en" fo:country="US"/>
    </style:style>
    <style:style style:name="T173" style:parent-style-name="Strong" style:family="text">
      <style:text-properties style:font-name="Lucida Sans Unicode" style:font-name-complex="Lucida Sans Unicode" fo:font-size="8pt" style:font-size-asian="8pt" style:font-size-complex="8pt" fo:language="en" fo:country="US"/>
    </style:style>
    <style:style style:name="P174" style:parent-style-name="NormalWeb" style:family="paragraph">
      <style:paragraph-properties fo:margin-top="0in" fo:margin-bottom="0in" fo:margin-left="0.25in" fo:background-color="#FCFBFA">
        <style:tab-stops/>
      </style:paragraph-properties>
    </style:style>
    <style:style style:name="T175" style:parent-style-name="DefaultParagraphFont" style:family="text">
      <style:text-properties style:font-name="Lucida Sans Unicode" style:font-name-complex="Lucida Sans Unicode" fo:font-size="8pt" style:font-size-asian="8pt" style:font-size-complex="8pt" fo:language="en" fo:country="US"/>
    </style:style>
    <style:style style:name="P176" style:parent-style-name="NormalWeb" style:family="paragraph">
      <style:paragraph-properties fo:margin-top="0in" fo:margin-bottom="0in" fo:margin-left="0.25in" fo:background-color="#FCFBFA">
        <style:tab-stops/>
      </style:paragraph-properties>
    </style:style>
    <style:style style:name="T177" style:parent-style-name="DefaultParagraphFont" style:family="text">
      <style:text-properties style:font-name="Lucida Sans Unicode" style:font-name-complex="Lucida Sans Unicode" fo:font-size="8pt" style:font-size-asian="8pt" style:font-size-complex="8pt" fo:language="en" fo:country="US"/>
    </style:style>
    <style:style style:name="T178" style:parent-style-name="DefaultParagraphFont" style:family="text">
      <style:text-properties style:font-name="Lucida Sans Unicode" style:font-name-complex="Lucida Sans Unicode" fo:font-size="8pt" style:font-size-asian="8pt" style:font-size-complex="8pt"/>
    </style:style>
    <style:style style:name="P179" style:parent-style-name="NoSpacing" style:family="paragraph">
      <style:text-properties fo:language="en" fo:country="US"/>
    </style:style>
    <style:style style:name="P180" style:parent-style-name="NoSpacing"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font-style="italic" style:font-style-asian="italic" style:font-style-complex="italic" fo:language="en" fo:country="US"/>
    </style:style>
    <style:style style:name="T184" style:parent-style-name="DefaultParagraphFont" style:family="text">
      <style:text-properties fo:font-weight="bold" style:font-weight-asian="bold" style:font-weight-complex="bold" fo:language="en" fo:country="US"/>
    </style:style>
    <style:style style:name="T185" style:parent-style-name="DefaultParagraphFont" style:family="text">
      <style:text-properties fo:language="en" fo:country="US"/>
    </style:style>
    <style:style style:name="P186" style:parent-style-name="NoSpacing" style:family="paragraph">
      <style:text-properties fo:language="en" fo:country="US"/>
    </style:style>
    <style:style style:name="P187" style:parent-style-name="NormalWeb" style:family="paragraph">
      <style:paragraph-properties fo:margin-top="0in" fo:margin-bottom="0in" fo:margin-left="0.25in" fo:background-color="#FCFBFA">
        <style:tab-stops/>
      </style:paragraph-properties>
    </style:style>
    <style:style style:name="T188" style:parent-style-name="DefaultParagraphFont" style:family="text">
      <style:text-properties style:font-name="Lucida Sans Unicode" style:font-name-complex="Lucida Sans Unicode" fo:font-size="8pt" style:font-size-asian="8pt" style:font-size-complex="8pt" fo:language="en" fo:country="US"/>
    </style:style>
    <style:style style:name="T189"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T190" style:parent-style-name="DefaultParagraphFont" style:family="text">
      <style:text-properties style:font-name="Lucida Sans Unicode" style:font-name-complex="Lucida Sans Unicode" fo:font-size="8pt" style:font-size-asian="8pt" style:font-size-complex="8pt" fo:language="en" fo:country="US"/>
    </style:style>
    <style:style style:name="P191"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2"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3"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4"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5"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6"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7"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198" style:parent-style-name="NormalWeb" style:family="paragraph">
      <style:paragraph-properties fo:margin-top="0in" fo:margin-bottom="0in" fo:margin-left="0.25in" fo:background-color="#FCFBFA">
        <style:tab-stops/>
      </style:paragraph-properties>
    </style:style>
    <style:style style:name="T199" style:parent-style-name="DefaultParagraphFont" style:family="text">
      <style:text-properties style:font-name="Lucida Sans Unicode" style:font-name-complex="Lucida Sans Unicode" fo:font-size="8pt" style:font-size-asian="8pt" style:font-size-complex="8pt" fo:language="en" fo:country="US"/>
    </style:style>
    <style:style style:name="T200"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01" style:parent-style-name="NormalWeb" style:family="paragraph">
      <style:paragraph-properties fo:margin-top="0in" fo:margin-bottom="0in" fo:margin-left="0.25in" fo:background-color="#FCFBFA">
        <style:tab-stops/>
      </style:paragraph-properties>
    </style:style>
    <style:style style:name="T202"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style:style>
    <style:style style:name="T203"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04" style:parent-style-name="NormalWeb" style:family="paragraph">
      <style:paragraph-properties fo:margin-top="0in" fo:margin-bottom="0in" fo:margin-left="0.25in" fo:background-color="#FCFBFA">
        <style:tab-stops/>
      </style:paragraph-properties>
    </style:style>
    <style:style style:name="T205"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06" style:parent-style-name="NormalWeb" style:family="paragraph">
      <style:paragraph-properties fo:margin-top="0in" fo:margin-bottom="0in" fo:margin-left="0.25in" fo:background-color="#FCFBFA">
        <style:tab-stops/>
      </style:paragraph-properties>
    </style:style>
    <style:style style:name="T207"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08" style:parent-style-name="NormalWeb" style:family="paragraph">
      <style:paragraph-properties fo:margin-top="0in" fo:margin-bottom="0in" fo:margin-left="0.25in" fo:background-color="#FCFBFA">
        <style:tab-stops/>
      </style:paragraph-properties>
    </style:style>
    <style:style style:name="T209"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10" style:parent-style-name="NormalWeb" style:family="paragraph">
      <style:paragraph-properties fo:margin-top="0in" fo:margin-bottom="0in" fo:margin-left="0.25in" fo:background-color="#FCFBFA">
        <style:tab-stops/>
      </style:paragraph-properties>
    </style:style>
    <style:style style:name="T211"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T212"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13" style:parent-style-name="NormalWeb" style:family="paragraph">
      <style:paragraph-properties fo:margin-top="0in" fo:margin-bottom="0in" fo:margin-left="0.25in" fo:background-color="#FCFBFA">
        <style:tab-stops/>
      </style:paragraph-properties>
    </style:style>
    <style:style style:name="T214"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T215"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16" style:parent-style-name="NormalWeb" style:family="paragraph">
      <style:paragraph-properties fo:margin-top="0in" fo:margin-bottom="0in" fo:margin-left="0.25in" fo:background-color="#FCFBFA">
        <style:tab-stops/>
      </style:paragraph-properties>
    </style:style>
    <style:style style:name="T217"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T218" style:parent-style-name="DefaultParagraphFont" style:family="text">
      <style:text-properties style:font-name="Lucida Sans Unicode" style:font-name-complex="Lucida Sans Unicode" fo:font-weight="bold" style:font-weight-asian="bold" style:font-weight-complex="bold" fo:font-size="8pt" style:font-size-asian="8pt" style:font-size-complex="8pt" fo:language="en" fo:country="US"/>
    </style:style>
    <style:style style:name="P219"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220"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221" style:parent-style-name="NormalWeb" style:family="paragraph">
      <style:paragraph-properties fo:margin-top="0in" fo:margin-bottom="0in" fo:margin-left="0.25in" fo:background-color="#FCFBFA">
        <style:tab-stops/>
      </style:paragraph-properties>
      <style:text-properties style:font-name="Lucida Sans Unicode" style:font-name-complex="Lucida Sans Unicode" fo:font-size="8pt" style:font-size-asian="8pt" style:font-size-complex="8pt" fo:language="en" fo:country="US"/>
    </style:style>
    <style:style style:name="P222" style:parent-style-name="NoSpacing" style:family="paragraph">
      <style:text-properties fo:language="en" fo:country="US"/>
    </style:style>
    <style:style style:name="P223" style:parent-style-name="NoSpacing" style:family="paragraph"/>
    <style:style style:name="T224" style:parent-style-name="DefaultParagraphFont" style:family="text">
      <style:text-properties fo:language="en" fo:country="US"/>
    </style:style>
    <style:style style:name="T225" style:parent-style-name="DefaultParagraphFont" style:family="text">
      <style:text-properties fo:font-style="italic" style:font-style-asian="italic" style:font-style-complex="italic" fo:language="en" fo:country="US"/>
    </style:style>
    <style:style style:name="T226" style:parent-style-name="DefaultParagraphFont" style:family="text">
      <style:text-properties fo:font-weight="bold" style:font-weight-asian="bold" style:font-weight-complex="bold" fo:language="en" fo:country="US"/>
    </style:style>
    <style:style style:name="T227" style:parent-style-name="DefaultParagraphFont" style:family="text">
      <style:text-properties fo:language="en" fo:country="US"/>
    </style:style>
    <style:style style:name="P228" style:parent-style-name="NoSpacing" style:family="paragraph">
      <style:text-properties fo:language="en" fo:country="US"/>
    </style:style>
    <style:style style:name="P229" style:parent-style-name="NoSpacing" style:family="paragraph"/>
    <style:style style:name="T230" style:parent-style-name="DefaultParagraphFont" style:family="text">
      <style:text-properties fo:language="en" fo:country="U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P234" style:parent-style-name="NoSpacing" style:family="paragraph">
      <style:text-properties fo:language="en" fo:country="US"/>
    </style:style>
    <style:style style:name="P235" style:parent-style-name="Heading5" style:family="paragraph">
      <style:text-properties fo:language="en" fo:country="US"/>
    </style:style>
    <style:style style:name="P236" style:parent-style-name="NoSpacing" style:family="paragraph">
      <style:text-properties fo:language="en" fo:country="US"/>
    </style:style>
    <style:style style:name="P237" style:parent-style-name="NoSpacing" style:family="paragraph">
      <style:text-properties fo:language="en" fo:country="US"/>
    </style:style>
    <style:style style:name="P238" style:parent-style-name="NoSpacing" style:family="paragraph">
      <style:text-properties fo:language="en" fo:country="US"/>
    </style:style>
    <style:style style:name="P239" style:parent-style-name="ListParagraph" style:family="paragraph">
      <style:text-properties fo:language="en" fo:country="US"/>
    </style:style>
    <style:style style:name="P240" style:parent-style-name="NoSpacing" style:family="paragraph">
      <style:text-properties style:font-name="Courier New" style:font-name-complex="Courier New" fo:font-size="8pt" style:font-size-asian="8pt" style:font-size-complex="8pt" fo:language="en" fo:country="US"/>
    </style:style>
    <style:style style:name="P241" style:parent-style-name="NoSpacing" style:family="paragraph">
      <style:text-properties style:font-name="Courier New" style:font-name-complex="Courier New" fo:font-size="8pt" style:font-size-asian="8pt" style:font-size-complex="8pt" fo:language="en" fo:country="US"/>
    </style:style>
    <style:style style:name="P242" style:parent-style-name="NoSpacing" style:family="paragraph">
      <style:text-properties style:font-name="Courier New" style:font-name-complex="Courier New" fo:font-size="8pt" style:font-size-asian="8pt" style:font-size-complex="8pt" fo:language="en" fo:country="US"/>
    </style:style>
    <style:style style:name="P243" style:parent-style-name="NoSpacing" style:family="paragraph">
      <style:text-properties style:font-name="Courier New" style:font-name-complex="Courier New" fo:font-size="8pt" style:font-size-asian="8pt" style:font-size-complex="8pt" fo:language="en" fo:country="US"/>
    </style:style>
    <style:style style:name="P244" style:parent-style-name="NoSpacing" style:family="paragraph">
      <style:text-properties style:font-name="Courier New" style:font-name-complex="Courier New" fo:font-size="8pt" style:font-size-asian="8pt" style:font-size-complex="8pt" fo:language="en" fo:country="US"/>
    </style:style>
    <style:style style:name="P245" style:parent-style-name="NoSpacing" style:family="paragraph">
      <style:text-properties style:font-name="Courier New" style:font-name-complex="Courier New" fo:font-size="8pt" style:font-size-asian="8pt" style:font-size-complex="8pt" fo:language="en" fo:country="US"/>
    </style:style>
    <style:style style:name="P246" style:parent-style-name="NoSpacing" style:family="paragraph">
      <style:text-properties style:font-name="Courier New" style:font-name-complex="Courier New" fo:font-size="8pt" style:font-size-asian="8pt" style:font-size-complex="8pt" fo:language="en" fo:country="US"/>
    </style:style>
    <style:style style:name="P247" style:parent-style-name="NoSpacing" style:family="paragraph">
      <style:text-properties style:font-name="Courier New" style:font-name-complex="Courier New" fo:font-size="8pt" style:font-size-asian="8pt" style:font-size-complex="8pt" fo:language="en" fo:country="US"/>
    </style:style>
    <style:style style:name="P248" style:parent-style-name="NoSpacing" style:family="paragraph">
      <style:text-properties style:font-name="Courier New" style:font-name-complex="Courier New" fo:font-size="8pt" style:font-size-asian="8pt" style:font-size-complex="8pt" fo:language="en" fo:country="US"/>
    </style:style>
    <style:style style:name="P249" style:parent-style-name="NoSpacing" style:family="paragraph">
      <style:text-properties style:font-name="Courier New" style:font-name-complex="Courier New" fo:font-size="8pt" style:font-size-asian="8pt" style:font-size-complex="8pt" fo:language="en" fo:country="US"/>
    </style:style>
    <style:style style:name="P250" style:parent-style-name="NoSpacing" style:family="paragraph">
      <style:text-properties style:font-name="Courier New" style:font-name-complex="Courier New" fo:font-size="8pt" style:font-size-asian="8pt" style:font-size-complex="8pt" fo:language="en" fo:country="US"/>
    </style:style>
    <style:style style:name="P251" style:parent-style-name="NoSpacing" style:family="paragraph">
      <style:text-properties style:font-name="Courier New" style:font-name-complex="Courier New" fo:font-size="8pt" style:font-size-asian="8pt" style:font-size-complex="8pt" fo:language="en" fo:country="US"/>
    </style:style>
    <style:style style:name="P252" style:parent-style-name="NoSpacing" style:family="paragraph">
      <style:text-properties style:font-name="Courier New" style:font-name-complex="Courier New" fo:font-size="8pt" style:font-size-asian="8pt" style:font-size-complex="8pt" fo:language="en" fo:country="US"/>
    </style:style>
    <style:style style:name="P253" style:parent-style-name="NoSpacing" style:family="paragraph">
      <style:text-properties style:font-name="Courier New" style:font-name-complex="Courier New" fo:font-size="8pt" style:font-size-asian="8pt" style:font-size-complex="8pt" fo:language="en" fo:country="US"/>
    </style:style>
    <style:style style:name="P254" style:parent-style-name="NoSpacing" style:family="paragraph">
      <style:text-properties style:font-name="Courier New" style:font-name-complex="Courier New" fo:font-size="8pt" style:font-size-asian="8pt" style:font-size-complex="8pt" fo:language="en" fo:country="US"/>
    </style:style>
    <style:style style:name="P255" style:parent-style-name="NoSpacing" style:family="paragraph">
      <style:text-properties style:font-name="Courier New" style:font-name-complex="Courier New" fo:font-size="8pt" style:font-size-asian="8pt" style:font-size-complex="8pt" fo:language="en" fo:country="US"/>
    </style:style>
    <style:style style:name="P256" style:parent-style-name="NoSpacing" style:family="paragraph">
      <style:text-properties style:font-name="Courier New" style:font-name-complex="Courier New" fo:font-size="8pt" style:font-size-asian="8pt" style:font-size-complex="8pt" fo:language="en" fo:country="US"/>
    </style:style>
    <style:style style:name="P257" style:parent-style-name="Heading4" style:family="paragraph">
      <style:text-properties fo:language="en" fo:country="US"/>
    </style:style>
    <style:style style:name="P258" style:parent-style-name="NoSpacing" style:family="paragraph">
      <style:text-properties fo:language="en" fo:country="US"/>
    </style:style>
    <style:style style:name="P259" style:parent-style-name="NoSpacing" style:family="paragraph">
      <style:text-properties fo:language="en" fo:country="US"/>
    </style:style>
    <style:style style:name="P260" style:parent-style-name="Heading2" style:family="paragraph">
      <style:text-properties fo:language="en" fo:country="US"/>
    </style:style>
    <style:style style:name="P261" style:parent-style-name="NoSpacing" style:family="paragraph">
      <style:text-properties fo:language="en" fo:country="US"/>
    </style:style>
    <style:style style:name="P262" style:parent-style-name="NoSpacing" style:family="paragraph">
      <style:text-properties fo:language="en" fo:country="US"/>
    </style:style>
    <style:style style:name="P263" style:parent-style-name="NoSpacing" style:family="paragraph">
      <style:text-properties fo:language="en" fo:country="US"/>
    </style:style>
    <style:style style:name="P264" style:parent-style-name="Heading3" style:family="paragraph">
      <style:text-properties fo:language="en" fo:country="US"/>
    </style:style>
    <style:style style:name="P265" style:parent-style-name="NoSpacing" style:family="paragraph">
      <style:text-properties fo:font-size="12pt" style:font-size-asian="12pt" style:font-size-complex="12pt" fo:language="en" fo:country="US"/>
    </style:style>
    <style:style style:name="P266" style:parent-style-name="NoSpacing" style:family="paragraph">
      <style:text-properties style:font-name="Courier New" style:font-name-complex="Courier New" fo:font-size="10pt" style:font-size-asian="10pt" style:font-size-complex="10pt" fo:language="en" fo:country="US"/>
    </style:style>
    <style:style style:name="P267" style:parent-style-name="NoSpacing" style:family="paragraph">
      <style:text-properties fo:language="en" fo:country="US"/>
    </style:style>
    <style:style style:name="P268" style:parent-style-name="NoSpacing" style:family="paragraph">
      <style:text-properties fo:language="en" fo:country="US"/>
    </style:style>
    <style:style style:name="P269" style:parent-style-name="NoSpacing" style:family="paragraph">
      <style:text-properties fo:language="en" fo:country="US"/>
    </style:style>
    <style:style style:name="P270" style:parent-style-name="NoSpacing" style:family="paragraph">
      <style:text-properties fo:language="en" fo:country="US"/>
    </style:style>
    <style:style style:name="P271" style:parent-style-name="NoSpacing" style:family="paragraph">
      <style:text-properties fo:language="en" fo:country="US"/>
    </style:style>
    <style:style style:name="P272" style:parent-style-name="NoSpacing" style:family="paragraph"/>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T275" style:parent-style-name="DefaultParagraphFont" style:family="text">
      <style:text-properties style:font-name="Courier New" style:font-name-complex="Courier New" fo:font-size="10pt" style:font-size-asian="10pt" style:font-size-complex="10pt" fo:language="en" fo:country="US"/>
    </style:style>
    <style:style style:name="P276" style:parent-style-name="NoSpacing" style:family="paragraph"/>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style:font-name="Courier New" style:font-name-complex="Courier New" fo:font-size="10pt" style:font-size-asian="10pt" style:font-size-complex="10pt" fo:language="en" fo:country="US"/>
    </style:style>
    <style:style style:name="P280" style:parent-style-name="NoSpacing" style:family="paragraph"/>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T285" style:parent-style-name="DefaultParagraphFont" style:family="text">
      <style:text-properties fo:language="en" fo:country="US"/>
    </style:style>
    <style:style style:name="T286" style:parent-style-name="DefaultParagraphFont" style:family="text">
      <style:text-properties fo:language="en" fo:country="US"/>
    </style:style>
    <style:style style:name="P287" style:parent-style-name="NoSpacing" style:family="paragraph">
      <style:text-properties fo:language="en" fo:country="US"/>
    </style:style>
    <style:style style:name="P288" style:parent-style-name="NoSpacing" style:family="paragraph">
      <style:text-properties fo:language="en" fo:country="US"/>
    </style:style>
    <style:style style:name="P289" style:parent-style-name="Heading3" style:family="paragraph">
      <style:text-properties fo:language="en" fo:country="US"/>
    </style:style>
    <style:style style:name="P290" style:parent-style-name="NoSpacing" style:family="paragraph">
      <style:text-properties fo:language="en" fo:country="US"/>
    </style:style>
    <style:style style:name="P291" style:parent-style-name="NoSpacing" style:family="paragraph"/>
    <style:style style:name="T292" style:parent-style-name="DefaultParagraphFont" style:family="text">
      <style:text-properties fo:language="en" fo:country="US"/>
    </style:style>
    <style:style style:name="T293" style:parent-style-name="DefaultParagraphFont" style:family="text">
      <style:text-properties fo:font-weight="bold" style:font-weight-asian="bold"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T296" style:parent-style-name="DefaultParagraphFont" style:family="text">
      <style:text-properties fo:language="en" fo:country="US"/>
    </style:style>
    <style:style style:name="T297" style:parent-style-name="DefaultParagraphFont" style:family="text">
      <style:text-properties fo:language="en" fo:country="US"/>
    </style:style>
    <style:style style:name="P298" style:parent-style-name="NoSpacing" style:family="paragraph">
      <style:text-properties fo:language="en" fo:country="US"/>
    </style:style>
    <style:style style:name="P299" style:parent-style-name="NoSpacing" style:family="paragraph">
      <style:text-properties fo:language="en" fo:country="US"/>
    </style:style>
    <style:style style:name="P300" style:parent-style-name="Heading2" style:family="paragraph">
      <style:text-properties fo:language="en" fo:country="US"/>
    </style:style>
    <style:style style:name="P301" style:parent-style-name="Default" style:family="paragraph">
      <style:text-properties fo:language="en" fo:country="US"/>
    </style:style>
    <style:style style:name="P302" style:parent-style-name="Heading1" style:family="paragraph">
      <style:text-properties fo:language="en" fo:country="US"/>
    </style:style>
    <style:style style:name="P303" style:parent-style-name="Heading2" style:family="paragraph">
      <style:text-properties fo:font-size="11.5pt" style:font-size-asian="11.5pt" style:font-size-complex="11.5pt" fo:language="en" fo:country="US"/>
    </style:style>
    <style:style style:name="T304" style:parent-style-name="DefaultParagraphFont" style:family="text">
      <style:text-properties fo:font-size="11.5pt" style:font-size-asian="11.5pt" style:font-size-complex="11.5pt" fo:language="en" fo:country="US"/>
    </style:style>
    <style:style style:name="T305" style:parent-style-name="Hyperlink" style:family="text">
      <style:text-properties fo:font-size="11.5pt" style:font-size-asian="11.5pt" style:font-size-complex="11.5pt" fo:language="en" fo:country="US"/>
    </style:style>
    <style:style style:name="T306" style:parent-style-name="DefaultParagraphFont" style:family="text">
      <style:text-properties fo:font-size="11.5pt" style:font-size-asian="11.5pt" style:font-size-complex="11.5pt" fo:language="en" fo:country="US"/>
    </style:style>
    <style:style style:name="T307" style:parent-style-name="DefaultParagraphFont" style:family="text">
      <style:text-properties fo:font-size="11.5pt" style:font-size-asian="11.5pt" style:font-size-complex="11.5pt" fo:language="en" fo:country="US"/>
    </style:style>
    <style:style style:name="T308" style:parent-style-name="DefaultParagraphFont" style:family="text">
      <style:text-properties fo:font-size="11.5pt" style:font-size-asian="11.5pt" style:font-size-complex="11.5pt" fo:language="en" fo:country="US"/>
    </style:style>
    <style:style style:name="T309" style:parent-style-name="Hyperlink"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size="11.5pt" style:font-size-asian="11.5pt" style:font-size-complex="11.5pt" fo:language="en" fo:country="US"/>
    </style:style>
    <style:style style:name="P312" style:parent-style-name="Normal" style:family="paragraph">
      <style:text-properties fo:font-size="11.5pt" style:font-size-asian="11.5pt" style:font-size-complex="11.5pt" fo:language="en" fo:country="US"/>
    </style:style>
    <style:style style:name="T313" style:parent-style-name="DefaultParagraphFont" style:family="text">
      <style:text-properties fo:font-size="11.5pt" style:font-size-asian="11.5pt" style:font-size-complex="11.5pt" fo:language="en" fo:country="US"/>
    </style:style>
  </office:automatic-styles>
  <office:body>
    <office:text text:use-soft-page-breaks="true">
      <text:h text:style-name="P1" text:outline-level="1">PlanningSuite setup</text:h>
      <text:h text:style-name="P2" text:outline-level="2">Database</text:h>
      <text:h text:style-name="P3" text:outline-level="3">DB-server setup:</text:h>
      <text:list text:style-name="LFO1" text:continue-numbering="true">
        <text:list-item>
          <text:p text:style-name="P4">Install Mysql 5 Server (Tested with version 5.5)</text:p>
        </text:list-item>
        <text:list-item>
          <text:p text:style-name="P5">Set UTF-8 as default encoding/collation<text:s/></text:p>
        </text:list-item>
        <text:list-item>
          <text:p text:style-name="P6">Login as root and do the following steps:<text:s/></text:p>
          <text:list text:continue-numbering="true">
            <text:list-item>
              <text:p text:style-name="P7"><text:span text:style-name="T8">Create<text:s/></text:span><text:span text:style-name="T9">DB-User plato identified by password plato</text:span><text:span text:style-name="T10"><text:line-break/></text:span><text:span text:style-name="T11">(</text:span><text:span text:style-name="T12">create user plato identified by 'plato';</text:span><text:span text:style-name="T13">)<text:s/></text:span></text:p>
            </text:list-item>
            <text:list-item>
              <text:p text:style-name="P14"><text:span text:style-name="T15">Create Database platodb7</text:span><text:span text:style-name="T16"><text:line-break/></text:span><text:span text:style-name="T17">(</text:span><text:span text:style-name="T18">create database platodb7</text:span><text:span text:style-name="T19">)<text:s/></text:span></text:p>
            </text:list-item>
            <text:list-item>
              <text:p text:style-name="P20"><text:span text:style-name="T21">Grant all priviliges on database platodb7 to user plato</text:span><text:span text:style-name="T22"><text:line-break/></text:span><text:span text:style-name="T23">(</text:span><text:span text:style-name="T24">grant all privileges on platodb7.* to plato;</text:span><text:span text:style-name="T25">)<text:s/></text:span></text:p>
            </text:list-item>
          </text:list>
        </text:list-item>
      </text:list>
      <text:p text:style-name="P26"/>
      <text:p text:style-name="P27">To be able<text:s/>to run db-related tests, you have to setup a test-db as well:</text:p>
      <text:list text:style-name="LFO2" text:continue-numbering="true">
        <text:list-item>
          <text:p text:style-name="P28"><text:span text:style-name="T29">Create Database platodb7test</text:span><text:span text:style-name="T30"><text:line-break/></text:span><text:span text:style-name="T31">(</text:span><text:span text:style-name="T32">create database platodb7test</text:span><text:span text:style-name="T33">)</text:span></text:p>
        </text:list-item>
        <text:list-item>
          <text:p text:style-name="P34"><text:span text:style-name="T35">Grant all priviliges on database platodb7 to user plato</text:span><text:span text:style-name="T36"><text:line-break/></text:span><text:span text:style-name="T37">(</text:span><text:span text:style-name="T38">grant all privileges on platodb7.* to plato;</text:span><text:span text:style-name="T39">)</text:span></text:p>
        </text:list-item>
      </text:list>
      <text:h text:style-name="P40" text:outline-level="3">DB-server configuration</text:h>
      <text:p text:style-name="P41">Please<text:s/>make the following changes on your MySQL config file:</text:p>
      <text:list text:style-name="LFO3" text:continue-numbering="true">
        <text:list-item>
          <text:p text:style-name="P42"><text:span text:style-name="T43">The servers maximum allowed packet size has to be increased: Add the following line in the Server Section [mysqld]:<text:s/></text:span><text:span text:style-name="T44">max_allowed_packet=128M</text:span></text:p>
        </text:list-item>
        <text:list-item>
          <text:p text:style-name="P45"><text:span text:style-name="T46">The stored procedure maximum recursion depth has to be set: Ad</text:span><text:span text:style-name="T47">d the following line in the Server Section [mysqld]:<text:s/></text:span><text:span text:style-name="T48">max_sp_recursion_depth=255</text:span></text:p>
        </text:list-item>
        <text:list-item>
          <text:p text:style-name="P49"><text:span text:style-name="T50">The thread stack size has to be adapted to make stored procedures work: Add the following line in the Server Section [mysqld]:<text:s/></text:span><text:span text:style-name="T51">thread_stack=512K</text:span></text:p>
        </text:list-item>
      </text:list>
      <text:p text:style-name="P52"/>
      <text:p text:style-name="P53">You have to restart the MySQL<text:s/>server after applying these changes.</text:p>
      <text:h text:style-name="P54" text:outline-level="2">Install required programs</text:h>
      <text:h text:style-name="P55" text:outline-level="3">FITS<text:s/></text:h>
      <text:list text:style-name="LFO4" text:continue-numbering="true">
        <text:list-item>
          <text:p text:style-name="P56">Install FITS Tool from http://code.google.com/p/fits<text:s/></text:p>
        </text:list-item>
        <text:list-item>
          <text:p text:style-name="P57">Set environment variable FITS_HOME to install directory.<text:s/></text:p>
        </text:list-item>
      </text:list>
      <text:h text:style-name="P58" text:outline-level="3">Minimee</text:h>
      <text:p text:style-name="P59">If you want to use Minimee services you can setup it the following<text:s/>way:</text:p>
      <text:list text:style-name="LFO5" text:continue-numbering="true">
        <text:list-item>
          <text:p text:style-name="P60">Install all tools you want to use</text:p>
        </text:list-item>
        <text:list-item>
          <text:p text:style-name="P61">Configure them by editing the files miniMEE-tool-configs.xml and miniMEE-actions.xml in the directory minimee/src/main/resources/data/services/</text:p>
        </text:list-item>
      </text:list>
      <text:soft-page-break/>
      <text:h text:style-name="P62" text:outline-level="2">Install and configure JBoss</text:h>
      <text:h text:style-name="P63" text:outline-level="3">Installation</text:h>
      <text:p text:style-name="P64">Please install JBoss version 7.1.0 final.</text:p>
      <text:p text:style-name="P65">The version 7.1.1 does not work yet because it contains some bugs which prevent planningsuite to run correctly (state of the art 15.05.2012).</text:p>
      <text:h text:style-name="P66" text:outline-level="3">Configuration</text:h>
      <text:h text:style-name="P67" text:outline-level="4">Database</text:h>
      <text:list text:style-name="LFO6" text:continue-numbering="true">
        <text:list-item>
          <text:p text:style-name="P68">Add JBoss mysql-module:</text:p>
          <text:list text:continue-numbering="true">
            <text:list-item>
              <text:p text:style-name="P69"><text:span text:style-name="T70">Download mysql-connector for java here:</text:span><text:span text:style-name="T71"><text:line-break/></text:span><text:a xlink:href="http://dev.mysql.com/downloads/mirror.php?id=407824" office:target-frame-name="_top" xlink:show="replace"><text:span text:style-name="T72">http://dev.mysql.com/do</text:span><text:bookmark-start text:name="_Hlt324861494"/><text:bookmark-start text:name="_Hlt324861495"/><text:span text:style-name="T73">w</text:span><text:bookmark-end text:name="_Hlt324861494"/><text:bookmark-end text:name="_Hlt324861495"/><text:span text:style-name="T74">nloads/mirror.php?id=407824</text:span></text:a></text:p>
            </text:list-item>
            <text:list-item>
              <text:p text:style-name="P75">If there is no modules/com/mysql/main directory in your JBoss-home directory create this directory</text:p>
            </text:list-item>
            <text:list-item>
              <text:p text:style-name="P76">Create a file module.xml in this directory with the following content:</text:p>
            </text:list-item>
          </text:list>
        </text:list-item>
      </text:list>
      <text:p text:style-name="P77">&lt;?xml version="1.0" encoding="UTF-8"?&gt;</text:p>
      <text:p text:style-name="P78"><text:s text:c="3"/>&lt;module xmlns="urn:jboss:module:1.0" name="com.mysql"&gt;</text:p>
      <text:p text:style-name="P79"><text:s text:c="5"/>&lt;resources&gt;</text:p>
      <text:p text:style-name="P80"><text:s text:c="7"/>&lt;resource-root path="mysql-connector-java-5.1.20-bin.jar"/&gt;</text:p>
      <text:p text:style-name="P81"><text:s text:c="5"/>&lt;/resources&gt;</text:p>
      <text:p text:style-name="P82"><text:s text:c="5"/>&lt;dependencies&gt;</text:p>
      <text:p text:style-name="P83"><text:s text:c="7"/>&lt;module<text:s/>name="javax.api"/&gt;</text:p>
      <text:p text:style-name="P84"><text:s text:c="5"/>&lt;/dependencies&gt;</text:p>
      <text:p text:style-name="P85"><text:s text:c="3"/>&lt;/module&gt;</text:p>
      <text:list text:style-name="LFO6" text:continue-numbering="true">
        <text:list-item>
          <text:list>
            <text:list-item>
              <text:p text:style-name="P86">Copy the file mysql-connector-java-5.1.20-bin.jar from the downloaded archive into this directory</text:p>
            </text:list-item>
          </text:list>
        </text:list-item>
      </text:list>
      <text:p text:style-name="P87"/>
      <text:p text:style-name="P88">Do following changes in JBoss standalone.xml:</text:p>
      <text:list text:style-name="LFO6" text:continue-numbering="true">
        <text:list-item>
          <text:p text:style-name="P89">Please add the following datasource in the &lt;subsystem xmlns="urn:jboss:domain:datasources:1.0"&gt;, &lt;datasources&gt; section:</text:p>
        </text:list-item>
      </text:list>
      <text:p text:style-name="P90"><text:s text:c="16"/>&lt;datasource jta="true" jndi-name="java:jboss/datasources/platoDatasource" pool-name="platoDatasource" enabled="true" use-java-context="true" use-ccm="true"&gt;</text:p>
      <text:p text:style-name="P91"><text:s text:c="20"/>&lt;connection-url&gt;jdbc:mysql://localhost:3306/platodb7?useUnicode=true&amp;amp;connectionCollation=utf8_general_ci&amp;amp;characterSetResults=utf8&amp;amp;characterEncoding=UTF-8&lt;/connection-url&gt;</text:p>
      <text:p text:style-name="P92"><text:s text:c="20"/>&lt;driver&gt;mysql&lt;/driver&gt;</text:p>
      <text:p text:style-name="P93"><text:s text:c="20"/>&lt;transaction-isolation&gt;TRANSACTION_READ_COMMITTED&lt;/transaction-isolation&gt;</text:p>
      <text:p text:style-name="P94"><text:s text:c="20"/>&lt;pool&gt;</text:p>
      <text:p text:style-name="P95"><text:s text:c="24"/>&lt;min-pool-size&gt;1&lt;/min-pool-size&gt;</text:p>
      <text:p text:style-name="P96"><text:s text:c="24"/>&lt;max-pool-size&gt;20&lt;/max-pool-size&gt;</text:p>
      <text:p text:style-name="P97"><text:s text:c="24"/>&lt;prefill&gt;true&lt;/prefill&gt;</text:p>
      <text:p text:style-name="P98"><text:s text:c="3"/><text:s text:c="21"/>&lt;use-strict-min&gt;false&lt;/use-strict-min&gt;</text:p>
      <text:p text:style-name="P99"><text:s text:c="24"/>&lt;flush-strategy&gt;FailingConnectionOnly&lt;/flush-strategy&gt;</text:p>
      <text:p text:style-name="P100"><text:s text:c="20"/>&lt;/pool&gt;</text:p>
      <text:p text:style-name="P101"><text:s text:c="20"/>&lt;security&gt;</text:p>
      <text:p text:style-name="P102"><text:s text:c="24"/>&lt;user-name&gt;plato&lt;/user-name&gt;</text:p>
      <text:p text:style-name="P103"><text:s text:c="5"/><text:s text:c="19"/>&lt;password&gt;plato&lt;/password&gt;</text:p>
      <text:p text:style-name="P104"><text:s text:c="20"/>&lt;/security&gt;</text:p>
      <text:p text:style-name="P105"><text:s text:c="20"/>&lt;validation&gt;</text:p>
      <text:p text:style-name="P106"><text:s text:c="24"/>&lt;validate-on-match&gt;false&lt;/validate-on-match&gt;</text:p>
      <text:p text:style-name="P107"><text:s text:c="24"/>&lt;background-validation&gt;false&lt;/background-validation&gt;</text:p>
      <text:p text:style-name="P108"><text:s text:c="24"/>&lt;use-fast-fail&gt;false&lt;/use-fast-fail&gt;</text:p>
      <text:p text:style-name="P109"><text:s text:c="20"/>&lt;/validation&gt;</text:p>
      <text:p text:style-name="P110"><text:s text:c="20"/>&lt;statement&gt;</text:p>
      <text:p text:style-name="P111"><text:s text:c="24"/>&lt;prepared-statement-cache-size&gt;500&lt;/prepared-statement-cache-size&gt;</text:p>
      <text:p text:style-name="P112"><text:s text:c="24"/>&lt;share-prepared-statements&gt;true&lt;/share-prepared-statements&gt;</text:p>
      <text:p text:style-name="P113"><text:s text:c="20"/>&lt;/statement&gt;</text:p>
      <text:p text:style-name="P114"><text:s text:c="16"/>&lt;/datasource&gt;</text:p>
      <text:p text:style-name="P115"/>
      <text:list text:style-name="LFO6" text:continue-numbering="true">
        <text:list-item>
          <text:p text:style-name="P116">Please make sure that &lt;driver name="mysql" module="com.mysql"/&gt; is set in &lt;drivers&gt; section</text:p>
        </text:list-item>
      </text:list>
      <text:soft-page-break/>
      <text:h text:style-name="P117" text:outline-level="4">PicketLink</text:h>
      <text:h text:style-name="P118" text:outline-level="5">Installation</text:h>
      <text:p text:style-name="P119">PicketLink is per default included in JBoss7 starting from version 7.1.1. For all versions below this one you have to manually install it. How to do this is explained in the following.<text:line-break/>(Just for info: We cannot use JBoss 7.1.1. yet because it contains some major bus preventing the planningsuite to work properly)</text:p>
      <text:p text:style-name="P120">How to setup PicketLink in JBoss7 (version &lt; 7.1.1):</text:p>
      <text:list text:style-name="LFO6" text:continue-numbering="true">
        <text:list-item>
          <text:p text:style-name="P121"><text:span text:style-name="T122">Backup first the </text:span><text:span text:style-name="T123">${jboss.home.dir}</text:span><text:span text:style-name="T124">/modules/org/picketlink/main</text:span><text:span text:style-name="T125"> directory;</text:span></text:p>
        </text:list-item>
        <text:list-item>
          <text:p text:style-name="P126"><text:span text:style-name="T127">cd </text:span><text:span text:style-name="T128">${jboss.home.dir}</text:span><text:span text:style-name="T129">/modules/org/picketlink/main</text:span><text:span text:style-name="T130">;</text:span></text:p>
        </text:list-item>
        <text:list-item>
          <text:p text:style-name="P131"><text:span text:style-name="T132">Edit the </text:span><text:span text:style-name="T133">module.xml</text:span><text:span text:style-name="T134"> file like this </text:span></text:p>
        </text:list-item>
      </text:list>
      <text:p text:style-name="P135"><text:span text:style-name="T136">                    &lt;module xmlns="urn:jboss:module:1.1" name="</text:span><text:span text:style-name="T137">org.picketlink</text:span><text:span text:style-name="T138">"&gt;</text:span></text:p>
      <text:p text:style-name="P139">                             &lt;resources&gt;</text:p>
      <text:p text:style-name="P140"><text:span text:style-name="T141">                                      &lt;resource-root path="</text:span><text:span text:style-name="T142">picketlink-fed-2.0.3.Final.jar</text:span><text:span text:style-name="T143">"/&gt;</text:span></text:p>
      <text:p text:style-name="P144"><text:span text:style-name="T145">                                      &lt;res</text:span><text:span text:style-name="T146">ource-root path="</text:span><text:span text:style-name="T147">picketlink-bindings-2.0.3.Final.jar</text:span><text:span text:style-name="T148">"/&gt;</text:span></text:p>
      <text:p text:style-name="P149"><text:span text:style-name="T150">                                      &lt;resource-root path="</text:span><text:span text:style-name="T151">picketlink-bindings-jboss-2.0.3.Final.jar</text:span><text:span text:style-name="T152">"/&gt;</text:span></text:p>
      <text:p text:style-name="P153">                             &lt;/resources&gt;</text:p>
      <text:p text:style-name="P154">                             &lt;dependencies&gt;</text:p>
      <text:p text:style-name="P155">                                      &lt;module name="javax.api"/&gt;</text:p>
      <text:p text:style-name="P156">                                      &lt;module name="javax.security.auth.message.api"/&gt;</text:p>
      <text:p text:style-name="P157">                                      &lt;module name="javax.security.jacc.api"/&gt;</text:p>
      <text:p text:style-name="P158">                                      &lt;module name="javax.transaction.api"/&gt;</text:p>
      <text:p text:style-name="P159">                                      &lt;module name="javax.xml.bind.api"/&gt;</text:p>
      <text:p text:style-name="P160">                                      &lt;module name="javax.xml.stream.api"/&gt;</text:p>
      <text:p text:style-name="P161">                                      &lt;module name="javax.servlet.api"/&gt;</text:p>
      <text:p text:style-name="P162">                                      &lt;module name="org.jboss.common-core"/&gt;</text:p>
      <text:p text:style-name="P163">                                      &lt;module name="org.jboss.logging"/&gt;</text:p>
      <text:p text:style-name="P164">                                      &lt;module name="org.jboss.as.web"/&gt;</text:p>
      <text:p text:style-name="P165">                                      &lt;module name="org.jboss.security.xacml"/&gt;</text:p>
      <text:p text:style-name="P166"><text:span text:style-name="T167">                                      &lt;module name="org.picketbox"/&gt;</text:span></text:p>
      <text:p text:style-name="P168">                                      &lt;module name="javax.xml.ws.api"/&gt;</text:p>
      <text:p text:style-name="P169">                                      &lt;module name="org.apache.log4j"/&gt;</text:p>
      <text:p text:style-name="P170"><text:span text:style-name="T171">                                     </text:span><text:span text:style-name="T172"> </text:span><text:span text:style-name="T173">&lt;module name="sun.jdk"/&gt;</text:span></text:p>
      <text:p text:style-name="P174"><text:span text:style-name="T175">                             &lt;/dependencies&gt;</text:span></text:p>
      <text:p text:style-name="P176"><text:span text:style-name="T177">                   <text:s/></text:span><text:span text:style-name="T178">&lt;/module&gt;</text:span></text:p>
      <text:p text:style-name="P179"/>
      <text:list text:style-name="LFO6" text:continue-numbering="true">
        <text:list-item>
          <text:p text:style-name="P180"><text:span text:style-name="T181">cd</text:span><text:span text:style-name="T182"> </text:span><text:span text:style-name="T183">${jboss.home.dir}</text:span><text:span text:style-name="T184">/modules/sun/jdk/main</text:span><text:span text:style-name="T185">;</text:span></text:p>
        </text:list-item>
        <text:list-item>
          <text:p text:style-name="P186">Edit module.xml like this:</text:p>
        </text:list-item>
      </text:list>
      <text:p text:style-name="P187"><text:span text:style-name="T188">                    &lt;module xmlns="urn:jboss:module:1.1" name="</text:span><text:span text:style-name="T189">sun.jdk</text:span><text:span text:style-name="T190">"&gt;</text:span></text:p>
      <text:p text:style-name="P191">                         &lt;resources&gt;</text:p>
      <text:p text:style-name="P192">                              ...</text:p>
      <text:p text:style-name="P193">                         &lt;/resources&gt;</text:p>
      <text:p text:style-name="P194">                         &lt;dependencies&gt;</text:p>
      <text:p text:style-name="P195">                              &lt;system export="true"&gt;</text:p>
      <text:p text:style-name="P196">                                   &lt;paths&gt;</text:p>
      <text:p text:style-name="P197">                                        ...</text:p>
      <text:p text:style-name="P198"><text:span text:style-name="T199">                                        </text:span><text:span text:style-name="T200">&lt;!-- Add this lines --&gt;</text:span></text:p>
      <text:p text:style-name="P201"><text:span text:style-name="T202">                                       <text:s/></text:span><text:span text:style-name="T203">&lt;path name="javax/xml/crypto/dsig"/&gt;</text:span></text:p>
      <text:p text:style-name="P204"><text:span text:style-name="T205">                                        &lt;path name="javax/xml/crypto"/&gt;</text:span></text:p>
      <text:p text:style-name="P206"><text:span text:style-name="T207">                                        &lt;path name="javax/xml/crypto/dsig/dom"/&gt;</text:span></text:p>
      <text:p text:style-name="P208"><text:span text:style-name="T209">                                        &lt;path name="javax/xml/crypto/dsig/keyinfo"/&gt;</text:span></text:p>
      <text:p text:style-name="P210"><text:span text:style-name="T211">                  </text:span><text:span text:style-name="T212">                      &lt;path name="com/sun/org/apache/xml/internal/security/transforms/implementations"/&gt;</text:span></text:p>
      <text:p text:style-name="P213"><text:span text:style-name="T214">                                       <text:s/></text:span><text:span text:style-name="T215">&lt;path name="org/jcp/xml/dsig/internal/dom"/&gt;                                       </text:span></text:p>
      <text:soft-page-break/>
      <text:p text:style-name="P216"><text:span text:style-name="T217">                           </text:span><text:span text:style-name="T218">        &lt;/paths&gt;</text:span></text:p>
      <text:p text:style-name="P219">                              &lt;/system&gt;</text:p>
      <text:p text:style-name="P220">                         &lt;/dependencies&gt;</text:p>
      <text:p text:style-name="P221">                    &lt;/module&gt;   </text:p>
      <text:p text:style-name="P222"/>
      <text:list text:style-name="LFO6" text:continue-numbering="true">
        <text:list-item>
          <text:p text:style-name="P223"><text:span text:style-name="T224">cd </text:span><text:span text:style-name="T225">${jboss.home.dir}</text:span><text:span text:style-name="T226">/modules/org/picketlink/main</text:span><text:span text:style-name="T227">;</text:span></text:p>
        </text:list-item>
        <text:list-item>
          <text:p text:style-name="P228">Delete all jar files in this directory</text:p>
        </text:list-item>
        <text:list-item>
          <text:p text:style-name="P229"><text:span text:style-name="T230">Download PicketLink 2.0.3. jars for</text:span><text:span text:style-name="T231"><text:s/>JBoss AS 7.1.x here:</text:span><text:span text:style-name="T232"><text:line-break/></text:span><text:a xlink:href="http://dl.dropbox.com/u/20060733/picketlink-jars-as7-2.0.3.Final.zip" office:target-frame-name="_top" xlink:show="replace"><text:span text:style-name="T233">http://dl.dropbox.com/u/20060733/picketlink-jars-as7-2.0.3.Final.zip</text:span></text:a></text:p>
        </text:list-item>
        <text:list-item>
          <text:p text:style-name="P234">Copy all PicketLink 2.0.3 jars into this directory</text:p>
        </text:list-item>
      </text:list>
      <text:h text:style-name="P235" text:outline-level="5">Configuration</text:h>
      <text:p text:style-name="P236">Now the server<text:s/>has to be set-up to be able to use PicketLink.</text:p>
      <text:p text:style-name="P237"/>
      <text:list text:style-name="LFO7" text:continue-numbering="true">
        <text:list-item>
          <text:p text:style-name="P238">Changes to be done in standalone.xml</text:p>
        </text:list-item>
      </text:list>
      <text:p text:style-name="P239">In &lt;subsystem xmlns="urn:jboss:domain:security:1.1"&gt;, &lt;security-domains&gt; add the following security-domains:</text:p>
      <text:p text:style-name="P240"><text:s text:c="16"/>&lt;security-domain name="idp" cache-type="default"&gt;</text:p>
      <text:p text:style-name="P241"><text:s text:c="20"/>&lt;authentication&gt;</text:p>
      <text:p text:style-name="P242"><text:s text:c="24"/>&lt;login-module code="org.jboss.security.auth.spi.DatabaseServerLoginModule" flag="required"&gt;</text:p>
      <text:p text:style-name="P243"><text:s text:c="28"/>&lt;module-option name="unauthenticatedIdentity" value="guest"/&gt;</text:p>
      <text:p text:style-name="P244"><text:s text:c="28"/>&lt;module-option name="dsJndiName" value="java:jboss/datasources/platoDatasource"/&gt;</text:p>
      <text:p text:style-name="P245"><text:s text:c="28"/>&lt;module-option name="principalsQuery" value="SELECT password FROM IdpUser WHERE username=?"/&gt;</text:p>
      <text:p text:style-name="P246"><text:s text:c="24"/><text:s text:c="4"/>&lt;module-option name="rolesQuery" value="SELECT r.rolename as Role, 'Roles' as RoleGroup FROM IdpUser u, IdpUser_IdpRole ur, IdpRole r WHERE u.username=?"/&gt;</text:p>
      <text:p text:style-name="P247"><text:s text:c="28"/>&lt;module-option name="hashAlgorithm" value="MD5"/&gt;</text:p>
      <text:p text:style-name="P248"><text:s text:c="18"/><text:s text:c="10"/>&lt;module-option name="hashEncoding" value="hex"/&gt;</text:p>
      <text:p text:style-name="P249"><text:s text:c="24"/>&lt;/login-module&gt;</text:p>
      <text:p text:style-name="P250"><text:s text:c="20"/>&lt;/authentication&gt;</text:p>
      <text:p text:style-name="P251"><text:s text:c="16"/>&lt;/security-domain&gt;</text:p>
      <text:p text:style-name="P252"><text:s text:c="16"/>&lt;security-domain name="sp" cache-type="default"&gt;</text:p>
      <text:p text:style-name="P253"><text:s text:c="19"/><text:s/>&lt;authentication&gt;</text:p>
      <text:p text:style-name="P254"><text:s text:c="24"/>&lt;login-module code="org.picketlink.identity.federation.bindings.jboss.auth.SAML2LoginModule" flag="required"/&gt;</text:p>
      <text:p text:style-name="P255"><text:s text:c="20"/>&lt;/authentication&gt;</text:p>
      <text:p text:style-name="P256"><text:s text:c="16"/>&lt;/security-domain&gt;</text:p>
      <text:h text:style-name="P257" text:outline-level="4">General</text:h>
      <text:p text:style-name="P258">In standalone.xml:</text:p>
      <text:p text:style-name="P259">Under &lt;subsystem xmlns="urn:jboss:domain:deployment-scanner:1.1"&gt; add the attribute deployment-timeout=”300” to the deployment-scanner tag.</text:p>
      <text:h text:style-name="P260" text:outline-level="2">Build and deploy</text:h>
      <text:p text:style-name="P261">Prerequisites:</text:p>
      <text:list text:style-name="LFO8" text:continue-numbering="true">
        <text:list-item>
          <text:p text:style-name="P262">You need maven version 3 to build the following projects.</text:p>
        </text:list-item>
        <text:list-item>
          <text:p text:style-name="P263">You need a GIT-client to check out the source code of the following projects</text:p>
        </text:list-item>
      </text:list>
      <text:h text:style-name="P264" text:outline-level="3">Planningsuite</text:h>
      <text:p text:style-name="P265">Checkout planningsuite source code from ifs-internal GIT server:</text:p>
      <text:p text:style-name="P266">git clone git@harmonia.ifs.tuwien.ac.at:planningsuite</text:p>
      <text:p text:style-name="P267"/>
      <text:p text:style-name="P268">First of all please stop your JBoss Server. After you have done the steps<text:s/>in this section you can start it up again.</text:p>
      <text:p text:style-name="P269"/>
      <text:p text:style-name="P270">How to build and deploy the planningsuite-ear.ear:</text:p>
      <text:list text:style-name="LFO9" text:continue-numbering="true">
        <text:list-item>
          <text:p text:style-name="P271">Go into the planningsuite folder</text:p>
        </text:list-item>
        <text:list-item>
          <text:p text:style-name="P272"><text:span text:style-name="T273">Execute</text:span><text:span text:style-name="T274"><text:line-break/></text:span><text:span text:style-name="T275">mvn clean</text:span></text:p>
        </text:list-item>
        <text:list-item>
          <text:p text:style-name="P276"><text:span text:style-name="T277">Execute</text:span><text:span text:style-name="T278"><text:line-break/></text:span><text:span text:style-name="T279">mvn package –Dmaven.test.skip</text:span></text:p>
        </text:list-item>
        <text:list-item>
          <text:p text:style-name="P280"><text:span text:style-name="T281">Copy the<text:s/></text:span><text:span text:style-name="T282">folder</text:span><text:span text:style-name="T283"><text:s/>planningsuite-ear/target/planningsuite-ear</text:span><text:span text:style-name="T284"><text:line-break/></text:span><text:span text:style-name="T285">into your<text:s/></text:span><text:span text:style-name="T286">JBoss deploy folder and rename it to planningsuite-ear.ear</text:span></text:p>
        </text:list-item>
        <text:list-item>
          <text:p text:style-name="P287">Add a file named planningsuite-ear.ear.dodeploy to JBoss deploy folder</text:p>
        </text:list-item>
        <text:list-item>
          <text:p text:style-name="P288">If your database is set up for the first time please edit the file planningsuite-ear.ear/META-INF/persistence.xml in your JBoss deploy folder, and set hibernate.hbm2dll.auto to create.<text:line-break/>This setting setups the database the right way. After the first JBoss startup please set it back to update again.</text:p>
        </text:list-item>
      </text:list>
      <text:h text:style-name="P289" text:outline-level="3">IDP</text:h>
      <text:p text:style-name="P290">How to deploy the idp.war:</text:p>
      <text:list text:style-name="LFO9" text:continue-numbering="true">
        <text:list-item>
          <text:p text:style-name="P291"><text:span text:style-name="T292">Copy the<text:s/></text:span><text:span text:style-name="T293">folder</text:span><text:span text:style-name="T294"><text:s/>idp/target/idp</text:span><text:span text:style-name="T295"><text:line-break/></text:span><text:span text:style-name="T296">into your JBoss deplo</text:span><text:span text:style-name="T297">y folder and rename it to idp.war.</text:span></text:p>
        </text:list-item>
        <text:list-item>
          <text:p text:style-name="P298">Add a file named idp.war.dodeploy to JBoss deploy folder</text:p>
        </text:list-item>
        <text:list-item>
          <text:p text:style-name="P299">If your database is set up for the first time please edit the file idp.war/WEB-INF/classes/persistence.xml in your JBoss deploy folder, and set hibernate.hbm2dll.auto to create.<text:line-break/>This setting setups the database the right way. After the first JBoss startup please set it back to update again.</text:p>
        </text:list-item>
      </text:list>
      <text:h text:style-name="P300" text:outline-level="2">General</text:h>
      <text:p text:style-name="P301">Assure that a folder named “tmp” exists on your system drive (this is necessary for import/export of plans). For a windows system this is “C:\tmp”.</text:p>
      <text:h text:style-name="P302" text:outline-level="1">Planningsuite Usage</text:h>
      <text:h text:style-name="P303" text:outline-level="2">Admin Utils</text:h>
      <text:p text:style-name="Normal"><text:span text:style-name="T304">To use the admin-console actions (</text:span><text:a xlink:href="http://localhost:8080/plato/plato/adminutils.jsf" office:target-frame-name="_top" xlink:show="replace"><text:span text:style-name="T305">http://localhost:8080/plato/plato/adminutils.jsf</text:span></text:a><text:span text:style-name="T306">) you have to enter a passcode.</text:span><text:span text:style-name="T307"><text:line-break/></text:span><text:span text:style-name="T308">You can set this password by generating a SHA1-hashcode of your desired password (e.g. you can use<text:s/></text:span><text:a xlink:href="http://www.php-einfach.de/sonstiges_generator_md5.php" office:target-frame-name="_top" xlink:show="replace"><text:span text:style-name="T309">http://www.php-einfach.de/sonstiges_generator_md5.php</text:span></text:a><text:span text:style-name="T310"><text:s/>for this purpose</text:span><text:span text:style-name="T311">).</text:span></text:p>
      <text:p text:style-name="P312">To use<text:s/>your wanted<text:s/>password please fill in the generated SHA1-hashcode in the field adminPasscode of the class-src located in plato/src/main/java/eu/scape_project/pw/planning/application/AdminActions.java</text:p>
      <text:p text:style-name="Normal"><text:span text:style-name="T313">After deploying the changes (see chapter “build and deploy” above) you should be able to execute admin action with your desired passwo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de" style:country-asian="AT"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kus Hamm</meta:initial-creator>
    <dc:creator>Markus Hamm</dc:creator>
    <meta:creation-date>2012-05-15T14:13:00Z</meta:creation-date>
    <dc:date>2012-05-15T16:15:00Z</dc:date>
    <meta:template xlink:href="Normal.dotm" xlink:type="simple"/>
    <meta:editing-cycles>18</meta:editing-cycles>
    <meta:editing-duration>PT0S</meta:editing-duration>
    <meta:document-statistic meta:page-count="5" meta:paragraph-count="24" meta:word-count="1706" meta:character-count="12433" meta:row-count="89" meta:non-whitespace-character-count="10751"/>
  </office:meta>
</office:document-meta>
</file>